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kCompiler.__branch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wkCompiler.__parseUnsignedInteger( int radix , int minDigits , int maxDigi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wkCompiler.compile( char [ ]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Compiler.compile( String pattern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wkCompiler._isLowerCase( char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Compiler._toggleCase( char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wkCompiler.__backslashToken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AwkCompiler.compile( char [ ] pattern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wkCompiler._newTokenNode( char token , int pos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wkCompiler.__reg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wkCompiler.__put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wkCompiler.__characterClas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AwkCompiler.__repetition( SyntaxNode atom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AwkCompiler.compil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Compiler.__match( char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wkCompiler.__pie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wkCompiler.__atom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wkCompiler.__isMetachar( char toke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wkCompiler._isWordCharacter( char tok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wkCompiler._isUpperCase( char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Compiler._parse( char [ ]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